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214d4" officeooo:paragraph-rsid="001214d4"/>
    </style:style>
    <style:style style:name="P2" style:family="paragraph" style:parent-style-name="Standard">
      <style:text-properties officeooo:paragraph-rsid="00116ef1"/>
    </style:style>
    <style:style style:name="P3" style:family="paragraph" style:parent-style-name="Standard">
      <style:text-properties officeooo:paragraph-rsid="00119c4f"/>
    </style:style>
    <style:style style:name="P4" style:family="paragraph" style:parent-style-name="Standard">
      <style:text-properties officeooo:paragraph-rsid="001214d4"/>
    </style:style>
    <style:style style:name="T1" style:family="text">
      <style:text-properties officeooo:rsid="00116ef1"/>
    </style:style>
    <style:style style:name="T2" style:family="text">
      <style:text-properties officeooo:rsid="00119c4f"/>
    </style:style>
    <style:style style:name="T3" style:family="text">
      <style:text-properties officeooo:rsid="001214d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 </text:span>Run the following command both as a non-privileged user and as root: <text:span text:style-name="Strong_20_Emphasis">tail /etc/shadow</text:span></text:p>
      <text:p text:style-name="P2"><text:span text:style-name="Strong_20_Emphasis"><text:span text:style-name="T1">Sol.</text:span></text:span></text:p>
      <text:p text:style-name="P2"><text:span text:style-name="Strong_20_Emphasis"><text:span text:style-name="T1">Non-privileged user-: tail /etc/shadow</text:span></text:span></text:p>
      <text:p text:style-name="P2"><text:span text:style-name="Strong_20_Emphasis">-</text:span><text:span text:style-name="Strong_20_Emphasis"><text:span text:style-name="T1">&gt; tail: cannot open '/etc/shadow' for reading: Permission denied</text:span></text:span></text:p>
      <text:p text:style-name="P2"><text:span text:style-name="Strong_20_Emphasis"><text:span text:style-name="T1">Privileged user-: sudo tail /etc/shadow</text:span></text:span></text:p>
      <text:p text:style-name="P2"><text:span text:style-name="Strong_20_Emphasis">-</text:span><text:span text:style-name="Strong_20_Emphasis"><text:span text:style-name="T1">&gt; [sudo] password for prateek: </text:span></text:span></text:p>
      <text:p text:style-name="P2"><text:span text:style-name="Strong_20_Emphasis"><text:span text:style-name="T2"><text:s/></text:span></text:span><text:span text:style-name="Strong_20_Emphasis">hplip:*:18474:0:99999:7:::</text:span></text:p>
      <text:p text:style-name="P2"><text:span text:style-name="Strong_20_Emphasis"><text:span text:style-name="T2">w</text:span></text:span><text:span text:style-name="Strong_20_Emphasis">hoopsie:*:18474:0:99999:7:::</text:span></text:p>
      <text:p text:style-name="P2"><text:span text:style-name="Strong_20_Emphasis">colord:*:18474:0:99999:7:::</text:span></text:p>
      <text:p text:style-name="P2"><text:span text:style-name="Strong_20_Emphasis">geoclue:*:18474:0:99999:7:::</text:span></text:p>
      <text:p text:style-name="P2"><text:span text:style-name="Strong_20_Emphasis">pulse:*:18474:0:99999:7:::</text:span></text:p>
      <text:p text:style-name="P2"><text:span text:style-name="Strong_20_Emphasis">gnome-initial-setup:*:18474:0:99999:7:::</text:span></text:p>
      <text:p text:style-name="P2"><text:span text:style-name="Strong_20_Emphasis">gdm:*:18474:0:99999:7:::</text:span></text:p>
      <text:p text:style-name="P2"><text:span text:style-name="Strong_20_Emphasis">prateek:$6$u4f3GbYvPkYaPRQt$KdN/</text:span><text:span text:style-name="Strong_20_Emphasis"><text:span text:style-name="T2"> <text:s/></text:span></text:span><text:span text:style-name="Strong_20_Emphasis">SmmJ91NmcoDlb9LoThTDsJyT7eQxdkurqPzpVeuDasu4KSa04aAD.dYYXrmNLIush1XoQI</text:span><text:span text:style-name="Strong_20_Emphasis"><text:span text:style-name="T2"> <text:s/></text:span></text:span><text:span text:style-name="Strong_20_Emphasis">KhxyCa2EJ5a0:18521:0:99999:7:::</text:span></text:p>
      <text:p text:style-name="P2"><text:span text:style-name="Strong_20_Emphasis">systemd-coredump:!!:18521::::::</text:span></text:p>
      <text:p text:style-name="P2"><text:span text:style-name="Strong_20_Emphasis">vboxadd:!:18521::::::</text:span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><text:span text:style-name="T1">2. <text:s/>Become root temporarily in a terminal.</text:span></text:span></text:p>
      <text:p text:style-name="P2"><text:s text:c="5"/>Run the following command as root: <text:span text:style-name="Strong_20_Emphasis">apt update &amp;&amp; apt install nma</text:span><text:span text:style-name="Strong_20_Emphasis"><text:span text:style-name="T1">p</text:span></text:span></text:p>
      <text:p text:style-name="P2"><text:span text:style-name="Strong_20_Emphasis"><text:s text:c="5"/></text:span>Logout root from the terminal using a keyboard shortcut</text:p>
      <text:p text:style-name="P3"><text:span text:style-name="Strong_20_Emphasis"><text:span text:style-name="T2">Sol.</text:span></text:span></text:p>
      <text:p text:style-name="P3"><text:span text:style-name="Strong_20_Emphasis"><text:span text:style-name="T2">su </text:span></text:span></text:p>
      <text:p text:style-name="P3"><text:span text:style-name="Strong_20_Emphasis"><text:span text:style-name="T2">-&gt; Password: </text:span></text:span></text:p>
      <text:p text:style-name="P3"><text:span text:style-name="Strong_20_Emphasis">apt update &amp;&amp; apt install nma</text:span><text:span text:style-name="Strong_20_Emphasis"><text:span text:style-name="T1">p</text:span></text:span></text:p>
      <text:p text:style-name="P3"><text:span text:style-name="Strong_20_Emphasis"><text:span text:style-name="T2">-&gt; nmap will install</text:span></text:span></text:p>
      <text:p text:style-name="P3"><text:span text:style-name="Strong_20_Emphasis"><text:span text:style-name="T2">ctrl+d</text:span></text:span></text:p>
      <text:p text:style-name="P3"><text:span text:style-name="Strong_20_Emphasis"><text:span text:style-name="T2">-&gt; terminal closed</text:span></text:span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><text:span text:style-name="T2">3. </text:span></text:span><text:span text:style-name="Strong_20_Emphasis">Change (set) the root passwo</text:span><text:span text:style-name="Strong_20_Emphasis"><text:span text:style-name="T2">rd</text:span></text:span></text:p>
      <text:p text:style-name="P3"><text:span text:style-name="Strong_20_Emphasis"><text:span text:style-name="T2"><text:s text:c="4"/></text:span></text:span>Become root in a terminal by running the <text:span text:style-name="Strong_20_Emphasis">su</text:span> command</text:p>
      <text:p text:style-name="P3"><text:span text:style-name="T2"><text:s text:c="4"/></text:span>Run as root the following command: <text:span text:style-name="Strong_20_Emphasis">lshw</text:span></text:p>
      <text:p text:style-name="P3"><text:span text:style-name="Strong_20_Emphasis"><text:span text:style-name="T2">Sol.</text:span></text:span></text:p>
      <text:p text:style-name="P3"><text:span text:style-name="Strong_20_Emphasis"><text:span text:style-name="T2">sudo passwd root</text:span></text:span></text:p>
      <text:p text:style-name="P3"><text:span text:style-name="Strong_20_Emphasis"><text:span text:style-name="T2">-&gt; [sudo] password for prateek: </text:span></text:span></text:p>
      <text:p text:style-name="P3"><text:span text:style-name="Strong_20_Emphasis"><text:span text:style-name="T2"><text:s text:c="5"/></text:span></text:span><text:span text:style-name="Strong_20_Emphasis">New password: </text:span></text:p>
      <text:p text:style-name="P3"><text:span text:style-name="Strong_20_Emphasis"><text:span text:style-name="T2"><text:s text:c="5"/></text:span></text:span><text:span text:style-name="Strong_20_Emphasis">Retype new password: </text:span></text:p>
      <text:p text:style-name="P3"><text:span text:style-name="Strong_20_Emphasis"><text:span text:style-name="T2"><text:s text:c="5"/></text:span></text:span><text:span text:style-name="Strong_20_Emphasis">passwd: password updated successfully</text:span></text:p>
      <text:p text:style-name="P4"><text:span text:style-name="Strong_20_Emphasis"><text:span text:style-name="T3">su</text:span></text:span></text:p>
      <text:p text:style-name="P4"><text:span text:style-name="Strong_20_Emphasis"><text:span text:style-name="T3">-&gt; Password: </text:span></text:span></text:p>
      <text:p text:style-name="P4"><text:span text:style-name="Strong_20_Emphasis"><text:span text:style-name="T3">lshw</text:span></text:span></text:p>
      <text:p text:style-name="P4"><text:span text:style-name="Strong_20_Emphasis"><text:span text:style-name="T3">-&gt; prateek-virtualbox <text:s text:c="9"/></text:span></text:span></text:p>
      <text:p text:style-name="P4"><text:span text:style-name="Strong_20_Emphasis"><text:s text:c="4"/>description: Computer</text:span></text:p>
      <text:p text:style-name="P4"><text:span text:style-name="Strong_20_Emphasis"><text:s text:c="4"/>product: VirtualBox</text:span><text:span text:style-name="Strong_20_Emphasis"><text:span text:style-name="T3">.......</text:span></text:span></text:p>
      <text:p text:style-name="P3"><text:span text:style-name="Strong_20_Emphasis"/></text:p>
      <text:p text:style-name="P3"><text:span text:style-name="Strong_20_Emphasis"/></text:p>
      <text:p text:style-name="P4"><text:span text:style-name="Strong_20_Emphasis"><text:span text:style-name="T3">4. <text:s/></text:span></text:span><text:span text:style-name="Strong_20_Emphasis">Display the user’s history</text:span></text:p>
      <text:p text:style-name="P4"><text:soft-page-break/>Remove line no. 4 from the history</text:p>
      <text:p text:style-name="P4">Run a command without being recorded in the history. Check that it wasn’t saved in the shell history.</text:p>
      <text:p text:style-name="P4">Remove the entire history.</text:p>
      <text:p text:style-name="P4"><text:span text:style-name="Strong_20_Emphasis"><text:span text:style-name="T3">Sol. </text:span></text:span></text:p>
      <text:p text:style-name="P4"><text:span text:style-name="Strong_20_Emphasis"><text:span text:style-name="T3">history</text:span></text:span></text:p>
      <text:p text:style-name="P4"><text:span text:style-name="Strong_20_Emphasis"><text:span text:style-name="T3">-&gt; shows the history list</text:span></text:span></text:p>
      <text:p text:style-name="P4"><text:span text:style-name="Strong_20_Emphasis"><text:span text:style-name="T3">history -d 4</text:span></text:span></text:p>
      <text:p text:style-name="P4"><text:span text:style-name="Strong_20_Emphasis"><text:span text:style-name="T3">-&gt; line no. 4 was removed</text:span></text:span></text:p>
      <text:p text:style-name="P4"><text:span text:style-name="Strong_20_Emphasis"><text:span text:style-name="T3"><text:s/>pwd</text:span></text:span></text:p>
      <text:p text:style-name="P4"><text:span text:style-name="Strong_20_Emphasis"><text:span text:style-name="T3">-&gt; /home/prateek</text:span></text:span></text:p>
      <text:p text:style-name="P4"><text:span text:style-name="Strong_20_Emphasis"><text:span text:style-name="T3">history</text:span></text:span></text:p>
      <text:p text:style-name="P4"><text:span text:style-name="Strong_20_Emphasis"><text:span text:style-name="T3">-&gt; " pwd" wasn't saved in the history because the environment variable, HISTCONTROL= ignorespace</text:span></text:span></text:p>
      <text:p text:style-name="P4"><text:span text:style-name="Strong_20_Emphasis"/></text:p>
      <text:p text:style-name="P3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14d4" officeooo:paragraph-rsid="001214d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he Linux Terminal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06:42:14.109494963</meta:creation-date>
    <dc:date>2020-09-24T07:13:20.871062606</dc:date>
    <meta:editing-duration>PT9M5S</meta:editing-duration>
    <meta:editing-cycles>1</meta:editing-cycles>
    <meta:document-statistic meta:table-count="0" meta:image-count="0" meta:object-count="0" meta:page-count="2" meta:paragraph-count="55" meta:word-count="219" meta:character-count="1703" meta:non-whitespace-character-count="1474"/>
    <meta:generator>LibreOffice/6.4.5.2$Linux_X86_64 LibreOffice_project/40$Build-2</meta:generator>
  </office:meta>
</office:document-meta>
</file>